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top="0.706cm" fo:margin-bottom="0.212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20pt" fo:font-style="normal" style:text-underline-style="none" fo:font-weight="normal" style:text-blinking="false" fo:background-color="transparent"/>
    </style:style>
    <style:style style:name="P2" style:family="paragraph" style:parent-style-name="Standard">
      <style:text-properties officeooo:rsid="0009df42" officeooo:paragraph-rsid="0009df42"/>
    </style:style>
    <style:style style:name="P3" style:family="paragraph" style:parent-style-name="Standard">
      <style:text-properties officeooo:rsid="000b2278" officeooo:paragraph-rsid="000b2278"/>
    </style:style>
    <style:style style:name="P4" style:family="paragraph" style:parent-style-name="Standard">
      <style:text-properties officeooo:rsid="000c4527" officeooo:paragraph-rsid="000c4527"/>
    </style:style>
    <style:style style:name="P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8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T1" style:family="text">
      <style:text-properties style:font-name="Arial" fo:font-size="14pt" fo:font-style="normal" fo:font-weight="normal"/>
    </style:style>
    <style:style style:name="T2" style:family="text">
      <style:text-properties officeooo:rsid="000c4527"/>
    </style:style>
    <style:style style:name="T3" style:family="text">
      <style:text-properties officeooo:rsid="000e2f0d"/>
    </style:style>
    <style:style style:name="T4" style:family="text">
      <style:text-properties officeooo:rsid="000ff882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as d’utilisation : </text:p>
      <text:p text:style-name="P3"/>
      <text:p text:style-name="P3">- <text:span text:style-name="T2">se connecter à son compte </text:span></text:p>
      <text:p text:style-name="P3">- <text:span text:style-name="T2">créer son compte en ligne</text:span></text:p>
      <text:p text:style-name="P3">- <text:span text:style-name="T3">suivre la commande</text:span></text:p>
      <text:p text:style-name="P3">- <text:span text:style-name="T3">choisir <text:s/>une pizza</text:span></text:p>
      <text:p text:style-name="P3">- <text:span text:style-name="T4">validé le statut de livraison</text:span></text:p>
      <text:p text:style-name="P3">- <text:span text:style-name="T3">commander </text:span><text:span text:style-name="T4">pour toutes les pizzerias</text:span></text:p>
      <text:p text:style-name="P3">- <text:span text:style-name="T3">préparer une pizza</text:span></text:p>
      <text:p text:style-name="P3">- <text:span text:style-name="T3">paiement en ligne</text:span></text:p>
      <text:p text:style-name="P3">- <text:span text:style-name="T4">gestion des recettes</text:span></text:p>
      <text:p text:style-name="P3">- <text:span text:style-name="T4">compte fidélité</text:span></text:p>
      <text:p text:style-name="P3"/>
      <text:p text:style-name="P2"/>
      <text:p text:style-name="P2"/>
      <text:p text:style-name="P2"><text:bookmark text:name="docs-internal-guid-f211c947-7fff-10dc-564e-5d320e748f07"/>Fonctionnalités qui prend à l’utilisateur entre 1 à 2 min à 20 min pour être effectuer </text:p>
      <text:p text:style-name="P2">Toute activité qui prend moins de temps ne peut pas être considéré comme un cas d’utilisation </text:p>
      <text:p text:style-name="P2">quelques chose de substantiel </text:p>
      <text:p text:style-name="P2">sélectionner un élément</text:p>
      <text:p text:style-name="P2"/>
      <text:p text:style-name="P2">exemple : </text:p>
      <text:p text:style-name="P2">s’inscrire sur un site est un cas d’utilisation </text:p>
      <text:p text:style-name="P2">diagramme : pas voir entrer son nom/prénom, ni payer s’est donné ces informations bancaires </text:p>
      <text:p text:style-name="P4">toujours commencer le cas d utiliser par un verbe d action</text:p>
      <text:p text:style-name="P4">cas d’utilisation : 3 à 10 étapes </text:p>
      <text:h text:style-name="P1" text:outline-level="1">Package authentification</text:h>
      <text:p text:style-name="Text_20_body"/>
      <text:p text:style-name="P5">Cas d’utilisation UC1.1 </text:p>
      <text:p text:style-name="P6">Nom : se connecter au site <text:span text:style-name="T2">OC pizza</text:span></text:p>
      <text:p text:style-name="P6">Acteur(s) : utilisateur</text:p>
      <text:p text:style-name="P6">Description : ...</text:p>
      <text:p text:style-name="P6">Auteur : Thierry Chappuis</text:p>
      <text:p text:style-name="P6">Date(s) : ...</text:p>
      <text:p text:style-name="P6">Pré-conditions : -</text:p>
      <text:p text:style-name="P6">Démarrage : l’utilisateur arrive sur la page de connexion du site</text:p>
      <text:p text:style-name="Text_20_body"/>
      <text:p text:style-name="P5">Scénario nominal (main success scenario):</text:p>
      <text:p text:style-name="P6">1 Le système demande à l’utilisateur de fournir ses données de connexion (email, password, nom, prénom).</text:p>
      <text:p text:style-name="P6">2 L’utilisateur fournit les informations demandées et valide sa demande</text:p>
      <text:p text:style-name="P6"><text:soft-page-break/>3 Le système vérifie que l’utilisateur correspond à un utilisateur du site</text:p>
      <text:p text:style-name="P6">4 Le système vérifie que l’utilisateur a fourni le bon de passe et le connecte au site.</text:p>
      <text:p text:style-name="Text_20_body"/>
      <text:p text:style-name="P5">Scénarios alternatifs:</text:p>
      <text:p text:style-name="P6">3a L’utilisateur ne correspond à aucun client: point d’extension “utilisateur sans compte”</text:p>
      <text:p text:style-name="P7">    <text:span text:style-name="T1">...</text:span></text:p>
      <text:p text:style-name="P6">Fins:</text:p>
      <text:p text:style-name="P6">Post-conditions:</text:p>
      <text:p text:style-name="P6">Compléments:</text:p>
      <text:list xml:id="list1737951048" text:style-name="L1">
        <text:list-item>
          <text:p text:style-name="P8">Ergonomie: </text:p>
        </text:list-item>
      </text:list>
      <text:p text:style-name="Text_20_body"/>
      <text:p text:style-name="P5">Cas d’utilisation UC1.2</text:p>
      <text:p text:style-name="P6">Nom : se créer un compte client</text:p>
      <text:p text:style-name="P6">Acteur(s) : visiteur</text:p>
      <text:p text:style-name="P6">Description : ...</text:p>
      <text:p text:style-name="P6">Auteur : moi</text:p>
      <text:p text:style-name="P6">Date(s) : </text:p>
      <text:p text:style-name="P6">Pré-conditions : -</text:p>
      <text:p text:style-name="P6">Démarrage : l’utilisateur arrive sur la page de création de compte (extension du cas d’utilisation n°1.1 au point d’extension “utilisateur sans compte”)</text:p>
      <text:p text:style-name="Text_20_body"/>
      <text:p text:style-name="P5">Scénario nominal (main success scenario):</text:p>
      <text:p text:style-name="P6">1 Le système demande à l’utilisateur ses informations de profile (prénom, nom, email, password (2x), adresse)</text:p>
      <text:p text:style-name="P6">2 L’utilisateur fournit les informations demandées et valide sa demande</text:p>
      <text:p text:style-name="P6">3 Le système valide que les infos fournies sont correctes puis envoie un email de vérification à l’utilisateur</text:p>
      <text:p text:style-name="P6">...</text:p>
      <text:p text:style-name="Text_20_body"/>
      <text:p text:style-name="P5">Scénarios alternatifs:</text:p>
      <text:p text:style-name="P6"><text:soft-page-break/>3a L’utilisateur ne correspond à aucun client:</text:p>
      <text:p text:style-name="P7">    <text:span text:style-name="T1">3a1 Le système propose à l’utilisateur de souscrire à un compte et lui demande des informations de profile (prénom, nom, email, password (2x), adresse)</text:span></text:p>
      <text:p text:style-name="P7">    <text:span text:style-name="T1">3a2 L’utilisateur fournit les informations demandées et valide sa demande</text:span></text:p>
      <text:p text:style-name="P7">    <text:span text:style-name="T1">3a3 Le système valide que les infos fournies sont correctes puis envoie un email de vérification à l’utilisateur</text:span></text:p>
      <text:p text:style-name="P7">    <text:span text:style-name="T1">...</text:span></text:p>
      <text:p text:style-name="P6">Fins:</text:p>
      <text:p text:style-name="P6">Post-conditions:</text:p>
      <text:p text:style-name="P6">Compléments:</text:p>
      <text:p text:style-name="Text_20_body"/>
      <text:h text:style-name="P1" text:outline-level="1">Package fonctionnalités client</text:h>
      <text:p text:style-name="Text_20_body"/>
      <text:p text:style-name="P5">Cas d’utilisation UC2.1 </text:p>
      <text:p text:style-name="P6">Nom : passer une commande</text:p>
      <text:p text:style-name="P6">Acteur(s) : visiteur</text:p>
      <text:p text:style-name="P6">Description : </text:p>
      <text:p text:style-name="P6">Auteur : moi</text:p>
      <text:p text:style-name="P6">Date(s) : </text:p>
      <text:p text:style-name="P6">Pré-conditions : </text:p>
      <text:p text:style-name="P6">Démarrage : </text:p>
      <text:p text:style-name="Text_20_body"/>
      <text:p text:style-name="P5">Scénario nominal (main success scenario):</text:p>
      <text:p text:style-name="P6">1 L’utilisateur consulte le menu (inclusion du cas d’utilisation UC2.2 consulter le menu)</text:p>
      <text:p text:style-name="P6">2. L’utilisateur se constitue un panier (inclusion du cas d’utilisation UC2.3)</text:p>
      <text:p text:style-name="Text_20_body"/>
      <text:p text:style-name="P5">Scénarios alternatifs:</text:p>
      <text:p text:style-name="Text_20_body"/>
      <text:p text:style-name="P6">Fins:</text:p>
      <text:p text:style-name="P6"><text:soft-page-break/>Post-conditions:</text:p>
      <text:p text:style-name="P6">Compléments:</text:p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2T16:58:20.816000000</meta:creation-date>
    <dc:date>2021-09-15T10:07:23.060000000</dc:date>
    <meta:editing-duration>P2DT15H56M51S</meta:editing-duration>
    <meta:editing-cycles>2</meta:editing-cycles>
    <meta:generator>LibreOffice/7.1.0.3$Windows_X86_64 LibreOffice_project/f6099ecf3d29644b5008cc8f48f42f4a40986e4c</meta:generator>
    <meta:document-statistic meta:table-count="0" meta:image-count="0" meta:object-count="0" meta:page-count="4" meta:paragraph-count="80" meta:word-count="471" meta:character-count="3023" meta:non-whitespace-character-count="2593"/>
  </office:meta>
</office:document-meta>
</file>